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ache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ravail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Supprimer le bandeau supérieur des p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Ajouter un webservices pour l'authentifi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'appel au webservice de login depuis l'interface de log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'interface pour ajouter les membres d'équipage dans la page d'ajout des vol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récupérer la liste des membres d 'équipage depuis le serv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effectuer un filtrage des requètes à la base de donné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Faire des requètes filtrées dans la base de donné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Réaliser l'interface pour les membres d'équipages en respons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Réaliser le système d'aler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l'import d'une feuille exc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/DB</text:p>
          </table:table-cell>
          <table:table-cell office:value-type="string" calcext:value-type="string">
            <text:p>Extraire une liste de vols à partir d'une feuille exc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Rendre l'interface CCO respons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Faire les tests unitaires pour la b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les tests unitaires pour les webservic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es tests unitaires pour les interfaces avec seleni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aire fonctionner JENKI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Vérifier que le script d'ajout de vol gère correctement le format des dat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Mettre en place un système de l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un boutton d'ajout de vol dans la page d'affichage des vols du C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Modifier la page d'acceuil envoyer par le server (login.html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8:49:18.538948666</meta:creation-date>
    <dc:date>2016-03-21T09:29:29.352437207</dc:date>
    <meta:editing-duration>PT9M10S</meta:editing-duration>
    <meta:editing-cycles>1</meta:editing-cycles>
    <meta:document-statistic meta:table-count="1" meta:cell-count="104" meta:object-count="0"/>
    <meta:generator>LibreOffice/4.2.8.2$Linux_X86_64 LibreOffice_project/420m0$Build-2</meta:generator>
  </office:meta>
</office:document-meta>
</file>